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0.687cm" svg:y="7.9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9.738cm" svg:x2="4.197cm" svg:y2="8.238cm">
          <text:p/>
        </draw:line>
        <draw:line draw:style-name="gr2" draw:text-style-name="P3" draw:layer="layout" svg:x1="11.528cm" svg:y1="10.881cm" svg:x2="13.028cm" svg:y2="10.881cm">
          <text:p/>
        </draw:line>
        <draw:line draw:style-name="gr2" draw:text-style-name="P3" draw:layer="layout" svg:x1="12.329cm" svg:y1="11.668cm" svg:x2="12.328cm" svg:y2="10.881cm">
          <text:p/>
        </draw:line>
        <draw:line draw:style-name="gr2" draw:text-style-name="P3" draw:layer="layout" svg:x1="12.548cm" svg:y1="11.881cm" svg:x2="12.328cm" svg:y2="11.669cm">
          <text:p/>
        </draw:line>
        <draw:line draw:style-name="gr2" draw:text-style-name="P3" draw:layer="layout" svg:x1="13.028cm" svg:y1="10.882cm" svg:x2="13.123cm" svg:y2="10.768cm">
          <text:p/>
        </draw:line>
        <draw:line draw:style-name="gr2" draw:text-style-name="P3" draw:layer="layout" svg:x1="11.437cm" svg:y1="10.994cm" svg:x2="11.532cm" svg:y2="10.88cm">
          <text:p/>
        </draw:line>
        <draw:line draw:style-name="gr2" draw:text-style-name="P3" draw:layer="layout" svg:x1="9.33cm" svg:y1="11.668cm" svg:x2="9.329cm" svg:y2="10.881cm">
          <text:p/>
        </draw:line>
        <draw:line draw:style-name="gr2" draw:text-style-name="P3" draw:layer="layout" svg:x1="9.329cm" svg:y1="11.669cm" svg:x2="9.109cm" svg:y2="11.881cm">
          <text:p/>
        </draw:line>
        <draw:line draw:style-name="gr2" draw:text-style-name="P3" draw:layer="layout" svg:x1="8.528cm" svg:y1="10.881cm" svg:x2="10.028cm" svg:y2="10.881cm">
          <text:p/>
        </draw:line>
        <draw:line draw:style-name="gr2" draw:text-style-name="P3" draw:layer="layout" svg:x1="10.028cm" svg:y1="10.882cm" svg:x2="10.123cm" svg:y2="10.768cm">
          <text:p/>
        </draw:line>
        <draw:line draw:style-name="gr2" draw:text-style-name="P3" draw:layer="layout" svg:x1="8.437cm" svg:y1="10.994cm" svg:x2="8.532cm" svg:y2="10.88cm">
          <text:p/>
        </draw:line>
        <draw:line draw:style-name="gr2" draw:text-style-name="P3" draw:layer="layout" svg:x1="8.828cm" svg:y1="10.781cm" svg:x2="9.775cm" svg:y2="10.783cm">
          <text:p/>
        </draw:line>
        <draw:line draw:style-name="gr2" draw:text-style-name="P3" draw:layer="layout" svg:x1="11.829cm" svg:y1="10.781cm" svg:x2="12.776cm" svg:y2="10.783cm">
          <text:p/>
        </draw:line>
        <draw:line draw:style-name="gr2" draw:text-style-name="P3" draw:layer="layout" svg:x1="5.028cm" svg:y1="10.882cm" svg:x2="6.528cm" svg:y2="10.882cm">
          <text:p/>
        </draw:line>
        <draw:line draw:style-name="gr2" draw:text-style-name="P3" draw:layer="layout" svg:x1="5.829cm" svg:y1="11.669cm" svg:x2="5.828cm" svg:y2="10.882cm">
          <text:p/>
        </draw:line>
        <draw:line draw:style-name="gr2" draw:text-style-name="P3" draw:layer="layout" svg:x1="6.048cm" svg:y1="11.882cm" svg:x2="5.828cm" svg:y2="11.67cm">
          <text:p/>
        </draw:line>
        <draw:line draw:style-name="gr2" draw:text-style-name="P3" draw:layer="layout" svg:x1="6.528cm" svg:y1="10.883cm" svg:x2="6.623cm" svg:y2="10.769cm">
          <text:p/>
        </draw:line>
        <draw:line draw:style-name="gr2" draw:text-style-name="P3" draw:layer="layout" svg:x1="4.937cm" svg:y1="10.995cm" svg:x2="5.032cm" svg:y2="10.881cm">
          <text:p/>
        </draw:line>
        <draw:line draw:style-name="gr2" draw:text-style-name="P3" draw:layer="layout" svg:x1="2.83cm" svg:y1="11.669cm" svg:x2="2.829cm" svg:y2="10.882cm">
          <text:p/>
        </draw:line>
        <draw:line draw:style-name="gr2" draw:text-style-name="P3" draw:layer="layout" svg:x1="2.829cm" svg:y1="11.67cm" svg:x2="2.609cm" svg:y2="11.882cm">
          <text:p/>
        </draw:line>
        <draw:line draw:style-name="gr2" draw:text-style-name="P3" draw:layer="layout" svg:x1="2.028cm" svg:y1="10.882cm" svg:x2="3.528cm" svg:y2="10.882cm">
          <text:p/>
        </draw:line>
        <draw:line draw:style-name="gr2" draw:text-style-name="P3" draw:layer="layout" svg:x1="3.528cm" svg:y1="10.883cm" svg:x2="3.623cm" svg:y2="10.769cm">
          <text:p/>
        </draw:line>
        <draw:line draw:style-name="gr2" draw:text-style-name="P3" draw:layer="layout" svg:x1="1.937cm" svg:y1="10.995cm" svg:x2="2.032cm" svg:y2="10.881cm">
          <text:p/>
        </draw:line>
        <draw:frame draw:style-name="gr3" draw:text-style-name="P4" draw:layer="layout" svg:width="0.769cm" svg:height="0.758cm" svg:x="8.683cm" svg:y="7.8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7.8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7.8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7.842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10.223cm" svg:x2="5.397cm" svg:y2="8.346cm" svg:d="m8106 10223c-1806 0-2709-625-2709-1877">
          <text:p/>
        </draw:connector>
        <draw:line draw:style-name="gr4" draw:text-style-name="P3" draw:layer="layout" svg:x1="13.085cm" svg:y1="9.216cm" svg:x2="8.806cm" svg:y2="9.213cm">
          <text:p/>
        </draw:line>
        <draw:line draw:style-name="gr2" draw:text-style-name="P3" draw:layer="layout" svg:x1="1.5cm" svg:y1="9.204cm" svg:x2="1cm" svg:y2="9.204cm">
          <text:p/>
        </draw:line>
        <draw:line draw:style-name="gr2" draw:text-style-name="P3" draw:layer="layout" svg:x1="2.6cm" svg:y1="9.204cm" svg:x2="2cm" svg:y2="9.204cm">
          <text:p/>
        </draw:line>
        <draw:frame draw:style-name="gr5" draw:text-style-name="P2" draw:layer="layout" svg:width="0.675cm" svg:height="0.645cm" svg:x="1.4cm" svg:y="8.4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8.8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7.8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7.8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7.887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.3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3.138cm" svg:x2="4.197cm" svg:y2="1.638cm">
          <text:p/>
        </draw:line>
        <draw:line draw:style-name="gr2" draw:text-style-name="P3" draw:layer="layout" svg:x1="11.528cm" svg:y1="4.281cm" svg:x2="13.028cm" svg:y2="4.281cm">
          <text:p/>
        </draw:line>
        <draw:line draw:style-name="gr2" draw:text-style-name="P3" draw:layer="layout" svg:x1="12.329cm" svg:y1="5.068cm" svg:x2="12.328cm" svg:y2="4.281cm">
          <text:p/>
        </draw:line>
        <draw:line draw:style-name="gr2" draw:text-style-name="P3" draw:layer="layout" svg:x1="12.548cm" svg:y1="5.281cm" svg:x2="12.328cm" svg:y2="5.069cm">
          <text:p/>
        </draw:line>
        <draw:line draw:style-name="gr2" draw:text-style-name="P3" draw:layer="layout" svg:x1="13.028cm" svg:y1="4.282cm" svg:x2="13.123cm" svg:y2="4.168cm">
          <text:p/>
        </draw:line>
        <draw:line draw:style-name="gr2" draw:text-style-name="P3" draw:layer="layout" svg:x1="11.437cm" svg:y1="4.394cm" svg:x2="11.532cm" svg:y2="4.28cm">
          <text:p/>
        </draw:line>
        <draw:line draw:style-name="gr2" draw:text-style-name="P3" draw:layer="layout" svg:x1="9.33cm" svg:y1="5.068cm" svg:x2="9.329cm" svg:y2="4.281cm">
          <text:p/>
        </draw:line>
        <draw:line draw:style-name="gr2" draw:text-style-name="P3" draw:layer="layout" svg:x1="9.329cm" svg:y1="5.069cm" svg:x2="9.109cm" svg:y2="5.281cm">
          <text:p/>
        </draw:line>
        <draw:line draw:style-name="gr2" draw:text-style-name="P3" draw:layer="layout" svg:x1="8.528cm" svg:y1="4.281cm" svg:x2="10.028cm" svg:y2="4.281cm">
          <text:p/>
        </draw:line>
        <draw:line draw:style-name="gr2" draw:text-style-name="P3" draw:layer="layout" svg:x1="10.028cm" svg:y1="4.282cm" svg:x2="10.123cm" svg:y2="4.168cm">
          <text:p/>
        </draw:line>
        <draw:line draw:style-name="gr2" draw:text-style-name="P3" draw:layer="layout" svg:x1="8.437cm" svg:y1="4.394cm" svg:x2="8.532cm" svg:y2="4.28cm">
          <text:p/>
        </draw:line>
        <draw:line draw:style-name="gr2" draw:text-style-name="P3" draw:layer="layout" svg:x1="8.828cm" svg:y1="4.181cm" svg:x2="9.775cm" svg:y2="4.183cm">
          <text:p/>
        </draw:line>
        <draw:line draw:style-name="gr2" draw:text-style-name="P3" draw:layer="layout" svg:x1="11.829cm" svg:y1="4.181cm" svg:x2="12.776cm" svg:y2="4.183cm">
          <text:p/>
        </draw:line>
        <draw:line draw:style-name="gr2" draw:text-style-name="P3" draw:layer="layout" svg:x1="5.028cm" svg:y1="4.282cm" svg:x2="6.528cm" svg:y2="4.282cm">
          <text:p/>
        </draw:line>
        <draw:line draw:style-name="gr2" draw:text-style-name="P3" draw:layer="layout" svg:x1="5.829cm" svg:y1="5.069cm" svg:x2="5.828cm" svg:y2="4.282cm">
          <text:p/>
        </draw:line>
        <draw:line draw:style-name="gr2" draw:text-style-name="P3" draw:layer="layout" svg:x1="6.048cm" svg:y1="5.282cm" svg:x2="5.828cm" svg:y2="5.07cm">
          <text:p/>
        </draw:line>
        <draw:line draw:style-name="gr2" draw:text-style-name="P3" draw:layer="layout" svg:x1="6.528cm" svg:y1="4.283cm" svg:x2="6.623cm" svg:y2="4.169cm">
          <text:p/>
        </draw:line>
        <draw:line draw:style-name="gr2" draw:text-style-name="P3" draw:layer="layout" svg:x1="4.937cm" svg:y1="4.395cm" svg:x2="5.032cm" svg:y2="4.281cm">
          <text:p/>
        </draw:line>
        <draw:line draw:style-name="gr2" draw:text-style-name="P3" draw:layer="layout" svg:x1="2.83cm" svg:y1="5.069cm" svg:x2="2.829cm" svg:y2="4.282cm">
          <text:p/>
        </draw:line>
        <draw:line draw:style-name="gr2" draw:text-style-name="P3" draw:layer="layout" svg:x1="2.829cm" svg:y1="5.07cm" svg:x2="2.609cm" svg:y2="5.282cm">
          <text:p/>
        </draw:line>
        <draw:line draw:style-name="gr2" draw:text-style-name="P3" draw:layer="layout" svg:x1="2.028cm" svg:y1="4.282cm" svg:x2="3.528cm" svg:y2="4.282cm">
          <text:p/>
        </draw:line>
        <draw:line draw:style-name="gr2" draw:text-style-name="P3" draw:layer="layout" svg:x1="3.528cm" svg:y1="4.283cm" svg:x2="3.623cm" svg:y2="4.169cm">
          <text:p/>
        </draw:line>
        <draw:line draw:style-name="gr2" draw:text-style-name="P3" draw:layer="layout" svg:x1="1.937cm" svg:y1="4.395cm" svg:x2="2.032cm" svg:y2="4.281cm">
          <text:p/>
        </draw:line>
        <draw:frame draw:style-name="gr3" draw:text-style-name="P4" draw:layer="layout" svg:width="0.769cm" svg:height="0.758cm" svg:x="8.683cm" svg:y="1.2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.2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.2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.242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3.623cm" svg:x2="5.397cm" svg:y2="1.746cm" svg:d="m8106 3623c-1806 0-2709-625-2709-1877">
          <text:p/>
        </draw:connector>
        <draw:line draw:style-name="gr4" draw:text-style-name="P3" draw:layer="layout" svg:x1="13.085cm" svg:y1="2.616cm" svg:x2="8.806cm" svg:y2="2.613cm">
          <text:p/>
        </draw:line>
        <draw:line draw:style-name="gr2" draw:text-style-name="P3" draw:layer="layout" svg:x1="1.5cm" svg:y1="2.604cm" svg:x2="1cm" svg:y2="2.604cm">
          <text:p/>
        </draw:line>
        <draw:line draw:style-name="gr2" draw:text-style-name="P3" draw:layer="layout" svg:x1="2.6cm" svg:y1="2.604cm" svg:x2="2cm" svg:y2="2.604cm">
          <text:p/>
        </draw:line>
        <draw:frame draw:style-name="gr5" draw:text-style-name="P2" draw:layer="layout" svg:width="0.675cm" svg:height="0.645cm" svg:x="1.4cm" svg:y="1.8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2.2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1.2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.2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.287cm">
          <draw:text-box>
            <text:p text:style-name="P3"><text:span text:style-name="T1">3</text:span></text:p>
          </draw:text-box>
        </draw:frame>
        <draw:line draw:style-name="gr2" draw:text-style-name="P3" draw:layer="layout" svg:x1="11.216cm" svg:y1="17.174cm" svg:x2="12.716cm" svg:y2="17.174cm">
          <text:p/>
        </draw:line>
        <draw:line draw:style-name="gr2" draw:text-style-name="P3" draw:layer="layout" svg:x1="12.017cm" svg:y1="17.961cm" svg:x2="12.016cm" svg:y2="17.174cm">
          <text:p/>
        </draw:line>
        <draw:line draw:style-name="gr2" draw:text-style-name="P3" draw:layer="layout" svg:x1="12.236cm" svg:y1="18.174cm" svg:x2="12.016cm" svg:y2="17.962cm">
          <text:p/>
        </draw:line>
        <draw:line draw:style-name="gr2" draw:text-style-name="P3" draw:layer="layout" svg:x1="12.716cm" svg:y1="17.175cm" svg:x2="12.811cm" svg:y2="17.061cm">
          <text:p/>
        </draw:line>
        <draw:line draw:style-name="gr2" draw:text-style-name="P3" draw:layer="layout" svg:x1="11.125cm" svg:y1="17.287cm" svg:x2="11.22cm" svg:y2="17.173cm">
          <text:p/>
        </draw:line>
        <draw:line draw:style-name="gr2" draw:text-style-name="P3" draw:layer="layout" svg:x1="8.998cm" svg:y1="17.921cm" svg:x2="8.997cm" svg:y2="17.134cm">
          <text:p/>
        </draw:line>
        <draw:line draw:style-name="gr2" draw:text-style-name="P3" draw:layer="layout" svg:x1="8.997cm" svg:y1="17.922cm" svg:x2="8.777cm" svg:y2="18.134cm">
          <text:p/>
        </draw:line>
        <draw:line draw:style-name="gr2" draw:text-style-name="P3" draw:layer="layout" svg:x1="8.196cm" svg:y1="17.134cm" svg:x2="9.696cm" svg:y2="17.134cm">
          <text:p/>
        </draw:line>
        <draw:line draw:style-name="gr2" draw:text-style-name="P3" draw:layer="layout" svg:x1="9.696cm" svg:y1="17.135cm" svg:x2="9.791cm" svg:y2="17.021cm">
          <text:p/>
        </draw:line>
        <draw:line draw:style-name="gr2" draw:text-style-name="P3" draw:layer="layout" svg:x1="8.105cm" svg:y1="17.247cm" svg:x2="8.2cm" svg:y2="17.133cm">
          <text:p/>
        </draw:line>
        <draw:line draw:style-name="gr2" draw:text-style-name="P3" draw:layer="layout" svg:x1="8.496cm" svg:y1="17.034cm" svg:x2="9.443cm" svg:y2="17.036cm">
          <text:p/>
        </draw:line>
        <draw:line draw:style-name="gr2" draw:text-style-name="P3" draw:layer="layout" svg:x1="11.517cm" svg:y1="17.074cm" svg:x2="12.464cm" svg:y2="17.076cm">
          <text:p/>
        </draw:line>
        <draw:line draw:style-name="gr2" draw:text-style-name="P3" draw:layer="layout" svg:x1="4.716cm" svg:y1="17.175cm" svg:x2="6.216cm" svg:y2="17.175cm">
          <text:p/>
        </draw:line>
        <draw:line draw:style-name="gr2" draw:text-style-name="P3" draw:layer="layout" svg:x1="5.517cm" svg:y1="17.962cm" svg:x2="5.516cm" svg:y2="17.175cm">
          <text:p/>
        </draw:line>
        <draw:line draw:style-name="gr2" draw:text-style-name="P3" draw:layer="layout" svg:x1="5.736cm" svg:y1="18.175cm" svg:x2="5.516cm" svg:y2="17.963cm">
          <text:p/>
        </draw:line>
        <draw:line draw:style-name="gr2" draw:text-style-name="P3" draw:layer="layout" svg:x1="6.216cm" svg:y1="17.176cm" svg:x2="6.311cm" svg:y2="17.062cm">
          <text:p/>
        </draw:line>
        <draw:line draw:style-name="gr2" draw:text-style-name="P3" draw:layer="layout" svg:x1="4.625cm" svg:y1="17.288cm" svg:x2="4.72cm" svg:y2="17.174cm">
          <text:p/>
        </draw:line>
        <draw:line draw:style-name="gr2" draw:text-style-name="P3" draw:layer="layout" svg:x1="2.518cm" svg:y1="17.962cm" svg:x2="2.517cm" svg:y2="17.175cm">
          <text:p/>
        </draw:line>
        <draw:line draw:style-name="gr2" draw:text-style-name="P3" draw:layer="layout" svg:x1="2.517cm" svg:y1="17.963cm" svg:x2="2.297cm" svg:y2="18.175cm">
          <text:p/>
        </draw:line>
        <draw:line draw:style-name="gr2" draw:text-style-name="P3" draw:layer="layout" svg:x1="1.716cm" svg:y1="17.175cm" svg:x2="3.216cm" svg:y2="17.175cm">
          <text:p/>
        </draw:line>
        <draw:line draw:style-name="gr2" draw:text-style-name="P3" draw:layer="layout" svg:x1="3.216cm" svg:y1="17.176cm" svg:x2="3.311cm" svg:y2="17.062cm">
          <text:p/>
        </draw:line>
        <draw:line draw:style-name="gr2" draw:text-style-name="P3" draw:layer="layout" svg:x1="1.625cm" svg:y1="17.288cm" svg:x2="1.72cm" svg:y2="17.174cm">
          <text:p/>
        </draw:line>
        <draw:connector draw:style-name="gr4" draw:text-style-name="P3" draw:layer="layout" draw:type="curve" svg:x1="7.794cm" svg:y1="16.516cm" svg:x2="5.085cm" svg:y2="14.639cm" svg:d="m7794 16516c-1806 0-2709-625-2709-1877">
          <text:p/>
        </draw:connector>
        <draw:line draw:style-name="gr4" draw:text-style-name="P3" draw:layer="layout" svg:x1="12.773cm" svg:y1="15.509cm" svg:x2="8.494cm" svg:y2="15.506cm">
          <text:p/>
        </draw:line>
        <draw:line draw:style-name="gr2" draw:text-style-name="P3" draw:layer="layout" svg:x1="1.188cm" svg:y1="15.497cm" svg:x2="0.688cm" svg:y2="15.497cm">
          <text:p/>
        </draw:line>
        <draw:line draw:style-name="gr2" draw:text-style-name="P3" draw:layer="layout" svg:x1="2.288cm" svg:y1="15.497cm" svg:x2="1.688cm" svg:y2="15.497cm">
          <text:p/>
        </draw:line>
        <draw:frame draw:style-name="gr5" draw:text-style-name="P2" draw:layer="layout" svg:width="0.675cm" svg:height="0.645cm" svg:x="1.088cm" svg:y="14.752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074cm" svg:y="15.181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954cm" svg:y="17.641cm">
          <draw:text-box>
            <text:p text:style-name="P3"><text:span text:style-name="T1">3</text:span></text:p>
          </draw:text-box>
        </draw:frame>
        <draw:frame draw:style-name="gr3" draw:text-style-name="P4" draw:layer="layout" svg:width="0.769cm" svg:height="0.758cm" svg:x="11.401cm" svg:y="17.621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4.912cm" svg:y="17.641cm">
          <draw:text-box>
            <text:p text:style-name="P3"><text:span text:style-name="T1">3</text:span></text:p>
          </draw:text-box>
        </draw:frame>
        <draw:frame draw:style-name="gr3" draw:text-style-name="P4" draw:layer="layout" svg:width="0.769cm" svg:height="0.758cm" svg:x="8.918cm" svg:y="17.581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5.543cm" svg:y="17.641cm">
          <draw:text-box>
            <text:p text:style-name="P3"><text:span text:style-name="T1">3</text:span></text:p>
          </draw:text-box>
        </draw:frame>
        <draw:frame draw:style-name="gr3" draw:text-style-name="P4" draw:layer="layout" svg:width="0.769cm" svg:height="0.758cm" svg:x="8.328cm" svg:y="17.55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2.51cm" svg:y="17.58cm">
          <draw:text-box>
            <text:p text:style-name="P3"><text:span text:style-name="T1">3</text:span></text:p>
          </draw:text-box>
        </draw:frame>
        <draw:frame draw:style-name="gr3" draw:text-style-name="P4" draw:layer="layout" svg:width="0.769cm" svg:height="0.758cm" svg:x="1.88cm" svg:y="17.58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4.53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8.683cm" svg:y="14.48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489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489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444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1.787cm" svg:y="14.489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48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489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4.531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8.683cm" svg:y="14.4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49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49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445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1.787cm" svg:y="14.49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4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49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4.531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8.683cm" svg:y="14.4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49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49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445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1.787cm" svg:y="14.49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4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49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4.531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8.683cm" svg:y="14.4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49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49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445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1.787cm" svg:y="14.49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4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49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4.531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8.683cm" svg:y="14.4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49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49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445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1.787cm" svg:y="14.49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49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49cm">
          <draw:text-box>
            <text:p text:style-name="P3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23:05:18</dc:date>
    <dc:creator>artur </dc:creator>
    <meta:editing-duration>PT14H01M22S</meta:editing-duration>
    <meta:editing-cycles>2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0"/>
  </office:meta>
</office:document-meta>
</file>